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40000040F5BC65E23D2F363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aea" officeooo:paragraph-rsid="0016baea"/>
    </style:style>
    <style:style style:name="P2" style:family="paragraph" style:parent-style-name="Standard">
      <style:paragraph-properties fo:text-align="center" style:justify-single-word="false"/>
      <style:text-properties officeooo:rsid="0016baea" officeooo:paragraph-rsid="0016ba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572cm" svg:y="0.27cm" svg:width="18.733cm" svg:height="10.553cm" draw:z-index="0"><draw:image xlink:href="Pictures/10000201000007340000040F5BC65E23D2F36347.png" xlink:type="simple" xlink:show="embed" xlink:actuate="onLoad" loext:mime-type="image/png"/></draw:frame></text:p>
      <text:p text:style-name="P1"/>
      <text:p text:style-name="P2">Señal en todo el intervalo / Señal en tiempo re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2:53:52.835795111</meta:creation-date>
    <dc:date>2021-10-21T12:55:31.453634915</dc:date>
    <meta:editing-duration>PT1M39S</meta:editing-duration>
    <meta:editing-cycles>1</meta:editing-cycles>
    <meta:document-statistic meta:table-count="0" meta:image-count="1" meta:object-count="0" meta:page-count="1" meta:paragraph-count="1" meta:word-count="10" meta:character-count="49" meta:non-whitespace-character-count="40"/>
    <meta:generator>LibreOffice/6.4.7.2$Linux_X86_64 LibreOffice_project/40$Build-2</meta:generator>
  </office:meta>
</office:document-meta>
</file>